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885cm" style:use-optimal-column-width="false"/>
    </style:style>
    <style:style style:name="co2" style:family="table-column">
      <style:table-column-properties style:column-width="3.235cm" style:use-optimal-column-width="false"/>
    </style:style>
    <style:style style:name="co3" style:family="table-column">
      <style:table-column-properties style:column-width="4.257cm" style:use-optimal-column-width="false"/>
    </style:style>
    <style:style style:name="co4" style:family="table-column">
      <style:table-column-properties style:column-width="3.469cm" style:use-optimal-column-width="false"/>
    </style:style>
    <style:style style:name="co5" style:family="table-column">
      <style:table-column-properties style:column-width="4.056cm" style:use-optimal-column-width="false"/>
    </style:style>
    <style:style style:name="co6" style:family="table-column">
      <style:table-column-properties style:column-width="3.705cm" style:use-optimal-column-width="false"/>
    </style:style>
    <style:style style:name="co7" style:family="table-column">
      <style:table-column-properties style:column-width="4.593cm" style:use-optimal-column-width="false"/>
    </style:style>
    <style:style style:name="ro1" style:family="table-row">
      <style:table-row-properties style:row-height="1.66cm"/>
    </style:style>
    <style:style style:name="ro2" style:family="table-row">
      <style:table-row-properties style:row-height="1.659cm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7.199cm" svg:height="9.958cm" svg:x="1.313cm" svg:y="4.51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trainee_name</text:p>
              </table:table-cell>
              <table:table-cell>
                <text:p text:style-name="P1">trainee_role</text:p>
              </table:table-cell>
              <table:table-cell>
                <text:p text:style-name="P1">session_number</text:p>
              </table:table-cell>
              <table:table-cell>
                <text:p text:style-name="P1">session_date</text:p>
              </table:table-cell>
              <table:table-cell>
                <text:p text:style-name="P1">session_subject</text:p>
              </table:table-cell>
              <table:table-cell>
                <text:p text:style-name="P1">trainer_name</text:p>
              </table:table-cell>
              <table:table-cell>
                <text:p text:style-name="P1">trainer_email</text:p>
              </table:table-cell>
            </table:table-row>
            <table:table-row table:style-name="ro1" table:default-cell-style-name="ce1">
              <table:table-cell>
                <text:p text:style-name="P1">Fred</text:p>
              </table:table-cell>
              <table:table-cell>
                <text:p text:style-name="P1">DBA</text:p>
              </table:table-cell>
              <table:table-cell>
                <text:p text:style-name="P1">1</text:p>
              </table:table-cell>
              <table:table-cell>
                <text:p text:style-name="P1">01/03/2017</text:p>
              </table:table-cell>
              <table:table-cell>
                <text:p text:style-name="P1">SQL</text:p>
              </table:table-cell>
              <table:table-cell>
                <text:p text:style-name="P1">Rawand</text:p>
              </table:table-cell>
              <table:table-cell>
                <text:p text:style-name="P1">rawand@sql.org</text:p>
              </table:table-cell>
            </table:table-row>
            <table:table-row table:style-name="ro1" table:default-cell-style-name="ce1">
              <table:table-cell>
                <text:p text:style-name="P1">Farhan</text:p>
              </table:table-cell>
              <table:table-cell>
                <text:p text:style-name="P1">Manager</text:p>
              </table:table-cell>
              <table:table-cell>
                <text:p text:style-name="P1">1</text:p>
              </table:table-cell>
              <table:table-cell>
                <text:p text:style-name="P1">01/03/2017</text:p>
              </table:table-cell>
              <table:table-cell>
                <text:p text:style-name="P1">SQL</text:p>
              </table:table-cell>
              <table:table-cell>
                <text:p text:style-name="P1">Rawand</text:p>
              </table:table-cell>
              <table:table-cell>
                <text:p text:style-name="P1">rawand@sql.org</text:p>
              </table:table-cell>
            </table:table-row>
            <table:table-row table:style-name="ro1" table:default-cell-style-name="ce1">
              <table:table-cell>
                <text:p text:style-name="P1">Yara</text:p>
              </table:table-cell>
              <table:table-cell>
                <text:p text:style-name="P1">Developer</text:p>
              </table:table-cell>
              <table:table-cell>
                <text:p text:style-name="P1">1</text:p>
              </table:table-cell>
              <table:table-cell>
                <text:p text:style-name="P1">01/03/2017</text:p>
              </table:table-cell>
              <table:table-cell>
                <text:p text:style-name="P1">SQL</text:p>
              </table:table-cell>
              <table:table-cell>
                <text:p text:style-name="P1">Rawand</text:p>
              </table:table-cell>
              <table:table-cell>
                <text:p text:style-name="P1">rawand@sql.org</text:p>
              </table:table-cell>
            </table:table-row>
            <table:table-row table:style-name="ro1" table:default-cell-style-name="ce1">
              <table:table-cell>
                <text:p text:style-name="P1">Fred</text:p>
              </table:table-cell>
              <table:table-cell>
                <text:p text:style-name="P1">DBA</text:p>
              </table:table-cell>
              <table:table-cell>
                <text:p text:style-name="P1">2</text:p>
              </table:table-cell>
              <table:table-cell>
                <text:p text:style-name="P1">02/03/2017</text:p>
              </table:table-cell>
              <table:table-cell>
                <text:p text:style-name="P1">Python</text:p>
              </table:table-cell>
              <table:table-cell>
                <text:p text:style-name="P1">Sven</text:p>
              </table:table-cell>
              <table:table-cell>
                <text:p text:style-name="P1">sven@python.org</text:p>
              </table:table-cell>
            </table:table-row>
            <table:table-row table:style-name="ro2" table:default-cell-style-name="ce1">
              <table:table-cell>
                <text:p text:style-name="P1">Yara</text:p>
              </table:table-cell>
              <table:table-cell>
                <text:p text:style-name="P1">Developer</text:p>
              </table:table-cell>
              <table:table-cell>
                <text:p text:style-name="P1">2</text:p>
              </table:table-cell>
              <table:table-cell>
                <text:p text:style-name="P1">02/03/2017</text:p>
              </table:table-cell>
              <table:table-cell>
                <text:p text:style-name="P1">Python</text:p>
              </table:table-cell>
              <table:table-cell>
                <text:p text:style-name="P1">Sven</text:p>
              </table:table-cell>
              <table:table-cell>
                <text:p text:style-name="P1">sven@python.org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11:56:26.077877761</meta:creation-date>
    <dc:date>2017-02-22T12:57:53.175463419</dc:date>
    <meta:editing-duration>PT8M28S</meta:editing-duration>
    <meta:editing-cycles>2</meta:editing-cycles>
    <meta:generator>LibreOffice/5.1.4.2$Linux_X86_64 LibreOffice_project/10m0$Build-2</meta:generator>
    <meta:document-statistic meta:object-count="1"/>
  </office:meta>
</office:document-meta>
</file>